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08000000087AED25D652D95EFC.png" manifest:media-type="image/png"/>
  <manifest:file-entry manifest:full-path="Pictures/10000000000000080000000875795166C17E88EF.png" manifest:media-type="image/png"/>
  <manifest:file-entry manifest:full-path="Pictures/100000000000000800000008A9C186DCE3F1CAE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639cm" fo:min-width="1.024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marker-start="Rounded_20_short_20_Arrow" draw:marker-end="Dimension_20_Lines" draw:fill="solid" draw:textarea-vertical-align="middle"/>
    </style:style>
    <style:style style:name="gr6" style:family="graphic" style:parent-style-name="objectwithoutfill">
      <style:graphic-properties svg:stroke-color="#000000" draw:marker-end="Rounded_20_short_20_Arrow" draw:fill="solid" draw:textarea-vertical-align="middle"/>
    </style:style>
    <style:style style:name="gr7" style:family="graphic" style:parent-style-name="standard">
      <style:graphic-properties svg:stroke-color="#000000" draw:fill="bitmap" draw:fill-image-name="Wide_20_Downward_20_Diagonal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svg:stroke-color="#000000" draw:fill="bitmap" draw:fill-image-name="Light_20_Vertical"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499cm" style:use-optimal-row-height="false"/>
    </style:style>
    <style:style style:name="ce1" style:family="table-cell">
      <loext:graphic-properties draw:fill="solid" draw:fill-color="#ffffff"/>
      <style:paragraph-properties fo:border="0.03pt solid #000000"/>
      <style:text-properties fo:font-size="6pt" style:font-size-asian="6pt" style:font-size-complex="6pt"/>
    </style:style>
    <style:style style:name="ce2" style:family="table-cell">
      <loext:graphic-properties draw:fill="solid" draw:fill-color="#ffffff"/>
      <style:paragraph-properties fo:border="0.03pt solid #000000"/>
      <style:text-properties fo:font-size="6pt" fo:background-color="#bf0041" style:font-size-asian="6pt" style:font-size-complex="6pt"/>
    </style:style>
    <style:style style:name="ce3" style:family="table-cell">
      <loext:graphic-properties draw:fill="solid" draw:fill-color="#000000"/>
      <style:paragraph-properties fo:border="0.03pt solid #000000"/>
      <style:text-properties fo:color="#ff0000" fo:font-size="6pt" fo:background-color="#bf0041" style:font-size-asian="6pt" style:font-size-complex="6pt"/>
    </style:style>
    <style:style style:name="ce4" style:family="table-cell">
      <loext:graphic-properties draw:fill="solid" draw:fill-color="#000000"/>
      <style:paragraph-properties fo:border="0.03pt solid #000000"/>
      <style:text-properties fo:font-size="6pt" fo:background-color="#bf0041" style:font-size-asian="6pt" style:font-size-complex="6pt"/>
    </style:style>
    <style:style style:name="ce5" style:family="table-cell">
      <loext:graphic-properties draw:fill="solid" draw:fill-color="#000000"/>
      <style:paragraph-properties fo:border="0.03pt solid #000000"/>
      <style:text-properties fo:color="#ff0000" fo:font-size="6pt" style:font-size-asian="6pt" style:font-size-complex="6pt"/>
    </style:style>
    <style:style style:name="ce6" style:family="table-cell">
      <loext:graphic-properties draw:fill="solid" draw:fill-color="#000000"/>
      <style:paragraph-properties fo:border="0.03pt solid #000000"/>
      <style:text-properties fo:font-size="6pt" style:font-size-asian="6pt" style:font-size-complex="6pt"/>
    </style:style>
    <style:style style:name="ce7" style:family="table-cell">
      <loext:graphic-properties draw:fill="solid" draw:fill-color="#ffffff"/>
      <style:paragraph-properties fo:border="0.03pt solid #000000"/>
      <style:text-properties fo:color="#ff0000" fo:font-size="6pt" fo:background-color="#bf0041" style:font-size-asian="6pt" style:font-size-complex="6pt"/>
    </style:style>
    <style:style style:name="ce8" style:family="table-cell">
      <loext:graphic-properties draw:fill="solid" draw:fill-color="#ffffff"/>
      <style:paragraph-properties fo:border="0.03pt solid #000000"/>
      <style:text-properties fo:color="#ff0000" fo:font-size="6pt" style:font-size-asian="6pt" style:font-size-complex="6pt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bitmap" draw:fill-image-name="Wide_20_Downward_20_Diagonal"/>
      <style:paragraph-properties fo:text-align="center"/>
    </style:style>
    <style:style style:name="P8" style:family="paragraph">
      <loext:graphic-properties draw:fill="bitmap" draw:fill-image-name="Light_20_Vertical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999cm" svg:height="4.989cm" svg:x="1.571cm" svg:y="1.49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2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3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4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5">
              <table:table-cell table:style-name="ce1">
                <text:p text:style-name="P1">5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1"/>
              <table:table-cell table:style-name="ce1"/>
            </table:table-row>
            <table:table-row table:style-name="ro1" table:default-cell-style-name="ce1">
              <table:table-cell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8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/>
              <table:table-cell/>
            </table:table-row>
            <table:table-row table:style-name="ro1" table:default-cell-style-name="ce1"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9cm" svg:height="4.989cm" svg:x="7.993cm" svg:y="1.46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2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3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4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5">
              <table:table-cell table:style-name="ce1">
                <text:p text:style-name="P1">5</text:p>
              </table:table-cell>
              <table:table-cell table:style-name="ce1"/>
              <table:table-cell table:style-name="ce8"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1"/>
            </table:table-row>
            <table:table-row table:style-name="ro1" table:default-cell-style-name="ce1">
              <table:table-cell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8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/>
              <table:table-cell/>
            </table:table-row>
            <table:table-row table:style-name="ro1" table:default-cell-style-name="ce1"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99cm" svg:height="4.989cm" svg:x="14.492cm" svg:y="1.45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2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3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4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1">
              <table:table-cell>
                <text:p text:style-name="P1">5</text:p>
              </table:table-cell>
              <table:table-cell/>
              <table:table-cell table:style-name="ce5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 table:style-name="ce6"/>
              <table:table-cell/>
            </table:table-row>
            <table:table-row table:style-name="ro1" table:default-cell-style-name="ce1">
              <table:table-cell>
                <text:p text:style-name="P1">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8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16.764cm" svg:height="0.725cm" svg:x="3.794cm" svg:y="6.588cm">
          <draw:text-box>
            <text:p text:style-name="P2"><text:span text:style-name="T1">(</text:span><text:span text:style-name="T1">a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(</text:span><text:span text:style-name="T1">b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(</text:span><text:span text:style-name="T1">c</text:span><text:span text:style-name="T1">)</text:span></text:p>
          </draw:text-box>
        </draw:frame>
      </draw:page>
      <draw:page draw:name="page2" draw:style-name="dp1" draw:master-page-name="Default">
        <draw:custom-shape draw:style-name="gr2" draw:text-style-name="P4" draw:layer="layout" svg:width="1.524cm" svg:height="0.889cm" svg:x="3.794cm" svg:y="1.762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794cm" svg:y1="2.651cm" svg:x2="5.318cm" svg:y2="2.651cm">
          <text:p/>
        </draw:line>
        <draw:custom-shape draw:style-name="gr2" draw:text-style-name="P4" draw:layer="layout" svg:width="1.524cm" svg:height="0.889cm" svg:x="3.794cm" svg:y="3.286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794cm" svg:y1="4.175cm" svg:x2="5.318cm" svg:y2="4.175cm">
          <text:p/>
        </draw:line>
        <draw:frame draw:style-name="gr4" draw:text-style-name="P6" draw:layer="layout" svg:width="1.306cm" svg:height="0.489cm" svg:x="3.921cm" svg:y="2.016cm">
          <draw:text-box>
            <text:p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/text:p>
          </draw:text-box>
        </draw:frame>
        <draw:frame draw:style-name="gr4" draw:text-style-name="P6" draw:layer="layout" svg:width="1.167cm" svg:height="0.489cm" svg:x="4.024cm" svg:y="3.54cm">
          <draw:text-box>
            <text:p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/text:p>
          </draw:text-box>
        </draw:frame>
        <draw:line draw:style-name="gr5" draw:text-style-name="P5" draw:layer="layout" svg:x1="5.826cm" svg:y1="2.651cm" svg:x2="5.826cm" svg:y2="4.175cm">
          <text:p/>
        </draw:line>
        <draw:line draw:style-name="gr6" draw:text-style-name="P5" draw:layer="layout" svg:x1="3.794cm" svg:y1="4.175cm" svg:x2="3.794cm" svg:y2="2.651cm">
          <text:p/>
        </draw:line>
        <draw:frame draw:style-name="gr4" draw:text-style-name="P6" draw:layer="layout" svg:width="2.183cm" svg:height="0.489cm" draw:transform="rotate (1.5707963267949) translate (5.826cm 4.556cm)">
          <draw:text-box>
            <text:p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/text:p>
          </draw:text-box>
        </draw:frame>
        <draw:line draw:style-name="gr6" draw:text-style-name="P5" draw:layer="layout" svg:x1="5.318cm" svg:y1="4.175cm" svg:x2="5.318cm" svg:y2="2.651cm">
          <text:p/>
        </draw:line>
        <draw:line draw:style-name="gr6" draw:text-style-name="P5" draw:layer="layout" svg:x1="4.556cm" svg:y1="4.175cm" svg:x2="4.556cm" svg:y2="2.651cm">
          <text:p/>
        </draw:line>
        <draw:line draw:style-name="gr6" draw:text-style-name="P5" draw:layer="layout" svg:x1="4.937cm" svg:y1="4.175cm" svg:x2="4.937cm" svg:y2="2.651cm">
          <text:p/>
        </draw:line>
        <draw:line draw:style-name="gr6" draw:text-style-name="P5" draw:layer="layout" svg:x1="4.175cm" svg:y1="4.175cm" svg:x2="4.175cm" svg:y2="2.651cm">
          <text:p/>
        </draw:line>
        <draw:custom-shape draw:style-name="gr7" draw:text-style-name="P7" draw:layer="layout" svg:width="0.381cm" svg:height="0.254cm" svg:x="12.43cm" svg:y="4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81cm" svg:height="0.254cm" svg:x="16.875cm" svg:y="4.42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42cm" svg:height="0.489cm" svg:x="12.303cm" svg:y="4.575cm">
          <draw:text-box>
            <text:p><text:span text:style-name="T2">A</text:span></text:p>
          </draw:text-box>
        </draw:frame>
        <draw:frame draw:style-name="gr4" draw:text-style-name="P6" draw:layer="layout" svg:width="0.642cm" svg:height="0.489cm" svg:x="16.748cm" svg:y="4.575cm">
          <draw:text-box>
            <text:p><text:span text:style-name="T2">B</text:span></text:p>
          </draw:text-box>
        </draw:frame>
        <draw:custom-shape draw:style-name="gr7" draw:text-style-name="P7" draw:layer="layout" svg:width="0.381cm" svg:height="0.254cm" svg:x="14.201cm" svg:y="4.42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769cm" svg:height="0.727cm" svg:x="14.074cm" svg:y="4.575cm">
          <draw:text-box>
            <text:p><text:span text:style-name="T2">A</text:span><text:span text:style-name="T2">’</text:span></text:p>
          </draw:text-box>
        </draw:frame>
        <draw:custom-shape draw:style-name="gr8" draw:text-style-name="P8" draw:layer="layout" svg:width="0.381cm" svg:height="0.254cm" svg:x="18.9cm" svg:y="4.42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88cm" svg:height="0.489cm" svg:x="18.773cm" svg:y="4.575cm">
          <draw:text-box>
            <text:p><text:span text:style-name="T2">B</text:span><text:span text:style-name="T2">’</text:span></text:p>
          </draw:text-box>
        </draw:frame>
        <draw:line draw:style-name="gr10" draw:text-style-name="P5" draw:layer="layout" svg:x1="18.78cm" svg:y1="4.556cm" svg:x2="17.383cm" svg:y2="4.556cm">
          <text:p/>
        </draw:line>
        <draw:line draw:style-name="gr10" draw:text-style-name="P5" draw:layer="layout" svg:x1="14.081cm" svg:y1="4.556cm" svg:x2="12.938cm" svg:y2="4.556cm">
          <text:p/>
        </draw:line>
        <draw:custom-shape draw:style-name="gr7" draw:text-style-name="P7" draw:layer="layout" svg:width="0.381cm" svg:height="0.254cm" svg:x="12.638cm" svg:y="2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381cm" svg:height="0.254cm" svg:x="16.875cm" svg:y="2.65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42cm" svg:height="0.489cm" svg:x="12.511cm" svg:y="2.162cm">
          <draw:text-box>
            <text:p><text:span text:style-name="T2">A</text:span></text:p>
          </draw:text-box>
        </draw:frame>
        <draw:frame draw:style-name="gr11" draw:text-style-name="P6" draw:layer="layout" svg:width="0.642cm" svg:height="0.489cm" svg:x="16.748cm" svg:y="2.797cm">
          <draw:text-box>
            <text:p><text:span text:style-name="T2">B</text:span></text:p>
          </draw:text-box>
        </draw:frame>
        <draw:custom-shape draw:style-name="gr7" draw:text-style-name="P7" draw:layer="layout" svg:width="0.381cm" svg:height="0.254cm" svg:x="14.409cm" svg:y="2.01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769cm" svg:height="0.727cm" svg:x="14.282cm" svg:y="2.162cm">
          <draw:text-box>
            <text:p><text:span text:style-name="T2">A</text:span><text:span text:style-name="T2">’</text:span></text:p>
          </draw:text-box>
        </draw:frame>
        <draw:custom-shape draw:style-name="gr8" draw:text-style-name="P8" draw:layer="layout" svg:width="0.381cm" svg:height="0.254cm" svg:x="18.9cm" svg:y="2.65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88cm" svg:height="0.489cm" svg:x="18.773cm" svg:y="2.797cm">
          <draw:text-box>
            <text:p><text:span text:style-name="T2">B</text:span><text:span text:style-name="T2">’</text:span></text:p>
          </draw:text-box>
        </draw:frame>
        <draw:line draw:style-name="gr10" draw:text-style-name="P5" draw:layer="layout" svg:x1="18.78cm" svg:y1="2.778cm" svg:x2="17.383cm" svg:y2="2.778cm">
          <text:p/>
        </draw:line>
        <draw:line draw:style-name="gr10" draw:text-style-name="P5" draw:layer="layout" svg:x1="14.289cm" svg:y1="2.143cm" svg:x2="13.146cm" svg:y2="2.143cm">
          <text:p/>
        </draw:line>
        <draw:custom-shape draw:style-name="gr7" draw:text-style-name="P7" draw:layer="layout" svg:width="0.381cm" svg:height="0.254cm" svg:x="16.233cm" svg:y="2.03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769cm" svg:height="0.727cm" svg:x="16.106cm" svg:y="2.178cm">
          <draw:text-box>
            <text:p><text:span text:style-name="T2">A</text:span><text:span text:style-name="T2">’</text:span><text:span text:style-name="T2">’</text:span></text:p>
          </draw:text-box>
        </draw:frame>
        <draw:line draw:style-name="gr10" draw:text-style-name="P5" draw:layer="layout" svg:x1="16.113cm" svg:y1="2.159cm" svg:x2="14.97cm" svg:y2="2.159cm">
          <text:p/>
        </draw:line>
        <draw:custom-shape draw:style-name="gr7" draw:text-style-name="P7" draw:layer="layout" svg:width="0.381cm" svg:height="0.254cm" svg:x="18.011cm" svg:y="2.03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769cm" svg:height="0.727cm" svg:x="17.884cm" svg:y="2.178cm">
          <draw:text-box>
            <text:p><text:span text:style-name="T2">A</text:span><text:span text:style-name="T2">’</text:span><text:span text:style-name="T2">’</text:span><text:span text:style-name="T2">’</text:span></text:p>
          </draw:text-box>
        </draw:frame>
        <draw:line draw:style-name="gr10" draw:text-style-name="P5" draw:layer="layout" svg:x1="17.891cm" svg:y1="2.159cm" svg:x2="16.748cm" svg:y2="2.159cm">
          <text:p/>
        </draw:line>
        <draw:custom-shape draw:style-name="gr2" draw:text-style-name="P4" draw:layer="layout" svg:width="1.524cm" svg:height="0.889cm" svg:x="3.54cm" svg:y="5.445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4cm" svg:y1="6.334cm" svg:x2="5.064cm" svg:y2="6.334cm">
          <text:p/>
        </draw:line>
        <draw:custom-shape draw:style-name="gr2" draw:text-style-name="P4" draw:layer="layout" svg:width="1.524cm" svg:height="0.889cm" svg:x="3.813cm" svg:y="6.969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813cm" svg:y1="7.858cm" svg:x2="5.337cm" svg:y2="7.858cm">
          <text:p/>
        </draw:line>
        <draw:frame draw:style-name="gr4" draw:text-style-name="P6" draw:layer="layout" svg:width="1.306cm" svg:height="0.489cm" svg:x="3.794cm" svg:y="5.699cm">
          <draw:text-box>
            <text:p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/text:p>
          </draw:text-box>
        </draw:frame>
        <draw:frame draw:style-name="gr4" draw:text-style-name="P6" draw:layer="layout" svg:width="1.167cm" svg:height="0.489cm" svg:x="4.043cm" svg:y="7.223cm">
          <draw:text-box>
            <text:p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/text:p>
          </draw:text-box>
        </draw:frame>
        <draw:line draw:style-name="gr6" draw:text-style-name="P5" draw:layer="layout" svg:x1="3.813cm" svg:y1="7.858cm" svg:x2="3.813cm" svg:y2="6.334cm">
          <text:p/>
        </draw:line>
        <draw:line draw:style-name="gr6" draw:text-style-name="P5" draw:layer="layout" svg:x1="5.337cm" svg:y1="7.858cm" svg:x2="5.318cm" svg:y2="4.683cm">
          <text:p/>
        </draw:line>
        <draw:line draw:style-name="gr6" draw:text-style-name="P5" draw:layer="layout" svg:x1="4.575cm" svg:y1="7.858cm" svg:x2="4.575cm" svg:y2="6.334cm">
          <text:p/>
        </draw:line>
        <draw:line draw:style-name="gr6" draw:text-style-name="P5" draw:layer="layout" svg:x1="4.956cm" svg:y1="7.858cm" svg:x2="4.956cm" svg:y2="6.334cm">
          <text:p/>
        </draw:line>
        <draw:line draw:style-name="gr6" draw:text-style-name="P5" draw:layer="layout" svg:x1="4.194cm" svg:y1="7.858cm" svg:x2="4.194cm" svg:y2="6.334cm">
          <text:p/>
        </draw:line>
        <draw:custom-shape draw:style-name="gr2" draw:text-style-name="P4" draw:layer="layout" svg:width="1.524cm" svg:height="0.889cm" svg:x="6.696cm" svg:y="5.445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96cm" svg:y1="6.334cm" svg:x2="8.22cm" svg:y2="6.334cm">
          <text:p/>
        </draw:line>
        <draw:custom-shape draw:style-name="gr2" draw:text-style-name="P4" draw:layer="layout" svg:width="1.524cm" svg:height="0.889cm" svg:x="6.969cm" svg:y="6.969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35cm" svg:y1="7.858cm" svg:x2="8.112cm" svg:y2="7.858cm">
          <text:p/>
        </draw:line>
        <draw:frame draw:style-name="gr4" draw:text-style-name="P6" draw:layer="layout" svg:width="1.306cm" svg:height="0.489cm" svg:x="6.95cm" svg:y="5.699cm">
          <draw:text-box>
            <text:p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/text:p>
          </draw:text-box>
        </draw:frame>
        <draw:frame draw:style-name="gr4" draw:text-style-name="P6" draw:layer="layout" svg:width="1.167cm" svg:height="0.489cm" svg:x="7.199cm" svg:y="7.223cm">
          <draw:text-box>
            <text:p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/text:p>
          </draw:text-box>
        </draw:frame>
        <draw:line draw:style-name="gr6" draw:text-style-name="P5" draw:layer="layout" svg:x1="7.731cm" svg:y1="7.858cm" svg:x2="7.731cm" svg:y2="6.334cm">
          <text:p/>
        </draw:line>
        <draw:line draw:style-name="gr6" draw:text-style-name="P5" draw:layer="layout" svg:x1="8.112cm" svg:y1="7.858cm" svg:x2="8.112cm" svg:y2="6.334cm">
          <text:p/>
        </draw:line>
        <draw:line draw:style-name="gr6" draw:text-style-name="P5" draw:layer="layout" svg:x1="7.35cm" svg:y1="7.858cm" svg:x2="7.35cm" svg:y2="6.334cm">
          <text:p/>
        </draw:line>
        <draw:line draw:style-name="gr3" draw:text-style-name="P5" draw:layer="layout" svg:x1="6.969cm" svg:y1="7.858cm" svg:x2="8.493cm" svg:y2="7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Light_20_Vertical" draw:display-name="Light Vertical" xlink:href="Pictures/10000000000000080000000875795166C17E88EF.png" xlink:type="simple" xlink:show="embed" xlink:actuate="onLoad"/>
    <draw:fill-image draw:name="Wide_20_Downward_20_Diagonal" draw:display-name="Wide Downward Diagonal" xlink:href="Pictures/1000000000000008000000087AED25D652D95EFC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57:30.376998936</meta:creation-date>
    <dc:date>2022-04-07T14:46:45.131491775</dc:date>
    <meta:editing-duration>PT46M1S</meta:editing-duration>
    <meta:editing-cycles>4</meta:editing-cycles>
    <meta:generator>LibreOffice/6.4.7.2$Linux_X86_64 LibreOffice_project/40$Build-2</meta:generator>
    <meta:document-statistic meta:object-count="64"/>
  </office:meta>
</office:document-meta>
</file>